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ro66" style:family="table-row">
      <style:table-row-properties style:row-height="46.5pt" style:use-optimal-row-height="false" fo:break-before="auto"/>
    </style:style>
    <style:style style:name="ro67" style:family="table-row">
      <style:table-row-properties style:row-height="213.75pt" style:use-optimal-row-height="true" fo:break-before="auto"/>
    </style:style>
    <style:style style:name="ro68" style:family="table-row">
      <style:table-row-properties style:row-height="228pt" style:use-optimal-row-height="true" fo:break-before="auto"/>
    </style:style>
    <style:style style:name="ro69" style:family="table-row">
      <style:table-row-properties style:row-height="313.5pt" style:use-optimal-row-height="true" fo:break-before="auto"/>
    </style:style>
    <style:style style:name="ro70" style:family="table-row">
      <style:table-row-properties style:row-height="214.5pt" style:use-optimal-row-height="true" fo:break-before="auto"/>
    </style:style>
    <style:style style:name="ro71" style:family="table-row">
      <style:table-row-properties style:row-height="384.75pt" style:use-optimal-row-height="true" fo:break-before="auto"/>
    </style:style>
    <style:style style:name="ro72" style:family="table-row">
      <style:table-row-properties style:row-height="342pt" style:use-optimal-row-height="true" fo:break-before="auto"/>
    </style:style>
    <style:style style:name="ro73" style:family="table-row">
      <style:table-row-properties style:row-height="270.75pt" style:use-optimal-row-height="true" fo:break-before="auto"/>
    </style:style>
    <style:style style:name="ro74" style:family="table-row">
      <style:table-row-properties style:row-height="185.25pt" style:use-optimal-row-height="true" fo:break-before="auto"/>
    </style:style>
    <style:style style:name="ro75" style:family="table-row">
      <style:table-row-properties style:row-height="156.75pt" style:use-optimal-row-height="true" fo:break-before="auto"/>
    </style:style>
    <style:style style:name="ro76" style:family="table-row">
      <style:table-row-properties style:row-height="114pt" style:use-optimal-row-height="true" fo:break-before="auto"/>
    </style:style>
    <style:style style:name="ro77" style:family="table-row">
      <style:table-row-properties style:row-height="171pt" style:use-optimal-row-height="true" fo:break-before="auto"/>
    </style:style>
    <style:style style:name="ro78" style:family="table-row">
      <style:table-row-properties style:row-height="128.25pt" style:use-optimal-row-height="true" fo:break-before="auto"/>
    </style:style>
    <style:style style:name="ro79" style:family="table-row">
      <style:table-row-properties style:row-height="142.5pt" style:use-optimal-row-height="true" fo:break-before="auto"/>
    </style:style>
    <style:style style:name="ro80" style:family="table-row">
      <style:table-row-properties style:row-height="199.5pt" style:use-optimal-row-height="true" fo:break-before="auto"/>
    </style:style>
    <style:style style:name="ro81" style:family="table-row">
      <style:table-row-properties style:row-height="328.5pt" style:use-optimal-row-height="true" fo:break-before="auto"/>
    </style:style>
    <style:style style:name="ro82" style:family="table-row">
      <style:table-row-properties style:row-height="299.25pt" style:use-optimal-row-height="true" fo:break-before="auto"/>
    </style:style>
    <style:style style:name="ro83" style:family="table-row">
      <style:table-row-properties style:row-height="327.75pt" style:use-optimal-row-height="true" fo:break-before="auto"/>
    </style:style>
    <style:style style:name="ro84" style:family="table-row">
      <style:table-row-properties style:row-height="17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2-17T00:00:00" table:style-name="ce10">
            <text:p>2017-02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50-9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organizing Asana tasks; began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8T00:00:00" table:style-name="ce10">
            <text:p>2017-02-1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1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9T00:00:00" table:style-name="ce10">
            <text:p>2017-02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 &amp; 14:00-16:3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mposed email to JJ and MDH re: concerns about hours worked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0T00:00:00" table:style-name="ce10">
            <text:p>2017-02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2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 and MDH re: concerns about hours worked and records; added and commited JW's citation guide to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5T00:00:00" table:style-name="ce10">
            <text:p>2017-02-25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3:50-15:05, 15:35-16:05, 18:50-20:35</text:p>
          </table:table-cell>
          <table:table-cell office:value-type="float" office:value="3.5" table:style-name="ce8">
            <text:p>3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6T00:00:00" table:style-name="ce10">
            <text:p>2017-02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5-10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7T00:00:00" table:style-name="ce10">
            <text:p>2017-02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6:00-16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6">
          <table:table-cell office:value-type="date" office:date-value="2017-02-28T00:00:00" table:style-name="ce25">
            <text:p>2017-02-28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00-10:0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py-editing and updating JW's citation guide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01T00:00:00" table:style-name="ce10">
            <text:p>2017-03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2T00:00:00" table:style-name="ce10">
            <text:p>2017-03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5-13:0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reply from MDH re: concerns about my MoEML hours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4T00:00:00" table:style-name="ce10">
            <text:p>2017-03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1:30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; created HOTH3.xml as a place holder for David Carnegie's forthcoming artic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06T00:00:00" table:style-name="ce10">
            <text:p>2017-03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1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, JT, and MDH re: uploading HOTH3.xml to eXist; sent email to David Carnegie re: HOTH3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07T00:00:00" table:style-name="ce10">
            <text:p>2017-03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 (worked through citations for maps, researched MLA's container system on MLA style gujide websti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8T00:00:00" table:style-name="ce10">
            <text:p>2017-03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15-11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maild JT re: Pantzer DH project; finish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9T00:00:00" table:style-name="ce10">
            <text:p>2017-03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0-11:5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opyediting list of works cited in JW's citation style guide; added JW's citation encoding guide to SVN for future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0T00:00:00" table:style-name="ce10">
            <text:p>2017-03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Began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1T00:00:00" table:style-name="ce10">
            <text:p>2017-03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9:40 &amp; 11:00-12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3T00:00:00" table:style-name="ce10">
            <text:p>2017-03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4T00:00:00" table:style-name="ce10">
            <text:p>2017-03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3-15T00:00:00" table:style-name="ce25">
            <text:p>2017-03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8:00-9:15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Continued copy-editing and updating JW's guide for encoding citations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number-rows-repeated="1048362" table:style-name="ro6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80" table:default-cell-style-name="ce1"/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8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6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7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9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80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2">
          <table:table-cell table:number-columns-repeated="3" table:style-name="ce1"/>
          <table:table-cell office:value-type="float" office:value="329.75" table:formula="of:=SUM([.D1:.D106])" table:style-name="ce30">
            <text:p>329.75</text:p>
          </table:table-cell>
          <table:table-cell table:number-columns-repeated="16380" table:style-name="ce1"/>
        </table:table-row>
        <table:table-row table:style-name="ro63">
          <table:table-cell table:number-columns-repeated="3" table:style-name="ce1"/>
          <table:table-cell office:value-type="float" office:value="8.793333333333333" table:formula="of:=[.D107]/37.5" table:style-name="ce1">
            <text:p>8.793333333</text:p>
          </table:table-cell>
          <table:table-cell table:number-columns-repeated="16380" table:style-name="ce1"/>
        </table:table-row>
        <table:table-row table:number-rows-repeated="104846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3-16T20:26:03Z</dc:date>
    <meta:editing-cycles>69</meta:editing-cycles>
    <meta:editing-duration>PT112006S</meta:editing-duration>
  </office:meta>
</office:document-meta>
</file>